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105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eld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 sample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ample rate of the audio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7digital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from 7digital.com or 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familiar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orithmic esti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hotttnes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orithmic esti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ho Nest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lat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cation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long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mb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 from musicbrainz.o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mbtags</text:p>
          </table:table-cell>
          <table:table-cell office:value-type="string" calcext:value-type="string">
            <text:p>array string</text:p>
          </table:table-cell>
          <table:table-cell office:value-type="string" calcext:value-type="string">
            <text:p>tags from musicbrainz.o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mbtags count</text:p>
          </table:table-cell>
          <table:table-cell office:value-type="string" calcext:value-type="string">
            <text:p>array int</text:p>
          </table:table-cell>
          <table:table-cell office:value-type="string" calcext:value-type="string">
            <text:p>tag counts for musicbrainz t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tis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playm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from playme.com, or 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terms</text:p>
          </table:table-cell>
          <table:table-cell office:value-type="string" calcext:value-type="string">
            <text:p>array string</text:p>
          </table:table-cell>
          <table:table-cell office:value-type="string" calcext:value-type="string">
            <text:p>Echo Nest t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terms freq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Echo Nest tags freq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 terms weigh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Echo Nest tags we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 md5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dio hash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s confidenc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s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beginning of bars, usually on a be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ts confidenc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ts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result of beat trac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ceabil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orithmic esti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 of fade 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conds at the beginning of the 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nergy from listener point of vi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ey the song is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 confide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d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verall loudness in 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jor or min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 confide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bum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lease 7digital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from 7digital.com or 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tions confidenc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tions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largest grouping in a song, e.g. ve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confidenc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loudness max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max dB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loudness max tim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time of max dB value, i.e. end of 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loudness max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dB value at on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pitches</text:p>
          </table:table-cell>
          <table:table-cell office:value-type="string" calcext:value-type="string">
            <text:p>2D array float</text:p>
          </table:table-cell>
          <table:table-cell office:value-type="string" calcext:value-type="string">
            <text:p>chroma feature, one value per no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musical events, ~ note on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s timbre</text:p>
          </table:table-cell>
          <table:table-cell office:value-type="string" calcext:value-type="string">
            <text:p>2D array float</text:p>
          </table:table-cell>
          <table:table-cell office:value-type="string" calcext:value-type="string">
            <text:p>texture features (MFCC+PCA-lik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ilar artists</text:p>
          </table:table-cell>
          <table:table-cell office:value-type="string" calcext:value-type="string">
            <text:p>array string</text:p>
          </table:table-cell>
          <table:table-cell office:value-type="string" calcext:value-type="string">
            <text:p>Echo Nest artist IDs (sim. algo. unpublish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g hotttnes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orithmic esti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g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ho Nest song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of fade o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ime in 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tums confidence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tums start</text:p>
          </table:table-cell>
          <table:table-cell office:value-type="string" calcext:value-type="string">
            <text:p>array float</text:p>
          </table:table-cell>
          <table:table-cell office:value-type="string" calcext:value-type="string">
            <text:p>smallest rythmic el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stimated tempo in B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signatu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timate of number of beats per bar, e.g. 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signature confide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fidenc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ng ti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k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ho Nest track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k 7digital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from 7digital.com or 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ng release year from MusicBrainz or 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8:07:53.316423018</meta:creation-date>
    <dc:date>2017-04-04T08:23:54.312242621</dc:date>
    <meta:editing-duration>PT16M1S</meta:editing-duration>
    <meta:editing-cycles>1</meta:editing-cycles>
    <meta:document-statistic meta:table-count="1" meta:cell-count="165" meta:object-count="0"/>
    <meta:generator>LibreOffice/5.2.2.2$Linux_X86_64 LibreOffice_project/20m0$Build-2</meta:generator>
  </office:meta>
</office:document-meta>
</file>